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</style:style>
    <style:style style:name="T1" style:family="text">
      <style:text-properties fo:font-variant="normal" fo:text-transform="none" fo:color="#e83e8c" style:font-name="SFMono-Regular" fo:font-size="10.5pt" fo:letter-spacing="normal" fo:font-style="normal" fo:font-weight="normal" fo:background-color="#f5f5f5" loext:char-shading-value="0" loext:padding="0cm" loext:border="none"/>
    </style:style>
    <style:style style:name="T2" style:family="text">
      <style:text-properties fo:font-variant="normal" fo:text-transform="none" fo:color="#e83e8c" style:font-name="SFMono-Regular" fo:font-size="10.5pt" fo:letter-spacing="normal" fo:font-style="normal" fo:font-weight="bold" fo:background-color="#f5f5f5" loext:char-shading-value="0" loext:padding="0cm" loext:border="none"/>
    </style:style>
    <style:style style:name="T3" style:family="text">
      <style:text-properties fo:font-variant="normal" fo:text-transform="none" fo:color="#e83e8c" style:text-line-through-style="none" style:text-line-through-type="none" style:font-name="SFMono-Regular" fo:font-size="10.5pt" fo:letter-spacing="normal" fo:font-style="normal" style:text-underline-style="none" fo:font-weight="bold" style:text-blinking="false" fo:background-color="#f5f5f5" loext:char-shading-value="0" loext:padding="0cm" loext:border="none"/>
    </style:style>
    <style:style style:name="T4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212529" style:font-name="apple-system" fo:font-size="12pt" fo:letter-spacing="normal" fo:font-style="normal" fo:font-weight="bold"/>
    </style:style>
    <style:style style:name="T6" style:family="text">
      <style:text-properties fo:font-variant="normal" fo:text-transform="none" fo:color="#1675d1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1675d1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уществует 3 версии:</text:p>
      <text:list xml:id="list1593651379045847108" text:style-name="L1">
        <text:list-item>
          <text:p text:style-name="P3"><text:span text:style-name="Source_20_Text"><text:span text:style-name="T1">android.support.v7.widget.CardView</text:span></text:span><text:span text:style-name="T4"> : он предоставляется старыми библиотеками поддержки и устарел.</text:span></text:p>
        </text:list-item>
        <text:list-item>
          <text:p text:style-name="P3"><text:span text:style-name="Strong_20_Emphasis"><text:span text:style-name="Source_20_Text"><text:span text:style-name="T2">androidx.cardview.widget.CardView</text:span></text:span></text:span><text:span text:style-name="Strong_20_Emphasis"><text:span text:style-name="T5"> </text:span></text:span><text:span text:style-name="T4">это версия </text:span><text:span text:style-name="Strong_20_Emphasis"><text:span text:style-name="T5">androidx</text:span></text:span><text:span text:style-name="T4"> , и она заменила библиотеки поддержки.<text:line-break/>Чтобы использовать его, вы должны добавить зависимость </text:span><text:span text:style-name="Source_20_Text"><text:span text:style-name="T1">implementation 'androidx.cardview:cardview:x.x.x'</text:span></text:span><text:span text:style-name="T4"> .</text:span></text:p>
        </text:list-item>
        <text:list-item>
          <text:p text:style-name="P3"><text:span text:style-name="Strong_20_Emphasis"><text:span text:style-name="Source_20_Text"><text:span text:style-name="T2">com.google.android.material.card.MaterialCardView</text:span></text:span></text:span><text:span text:style-name="Strong_20_Emphasis"><text:span text:style-name="T5"> </text:span></text:span><text:span text:style-name="T4">предоставляется </text:span><text:span text:style-name="Strong_20_Emphasis"><text:span text:style-name="T5">библиотекой компонентов материалов</text:span></text:span><text:span text:style-name="T4"> . Чтобы использовать его, вы должны добавить реализацию зависимостей </text:span><text:span text:style-name="Source_20_Text"><text:span text:style-name="T1">'com.google.android.material:material:1.1.0'</text:span></text:span><text:span text:style-name="T4"> .</text:span></text:p>
        </text:list-item>
      </text:list>
      <text:p text:style-name="P2"><text:span text:style-name="Source_20_Text"><text:span text:style-name="T1">MaterialCardView</text:span></text:span><text:span text:style-name="T4"> </text:span><text:span text:style-name="Strong_20_Emphasis"><text:span text:style-name="T5">расширяет</text:span></text:span><text:span text:style-name="T4"> </text:span><text:span text:style-name="Source_20_Text"><text:span text:style-name="T1">androidx.cardview.widget.CardView</text:span></text:span><text:span text:style-name="T4"> и вносит некоторые изменения в использование </text:span><text:a xlink:type="simple" xlink:href="https://developer.android.com/reference/com/google/android/material/shape/MaterialShapeDrawable" text:style-name="Internet_20_link" text:visited-style-name="Visited_20_Internet_20_Link"><text:span text:style-name="Strong_20_Emphasis"><text:span text:style-name="Source_20_Text"><text:span text:style-name="T3">MaterialShapeDrawable</text:span></text:span></text:span></text:a><text:a xlink:type="simple" xlink:href="https://developer.android.com/reference/com/google/android/material/shape/MaterialShapeDrawable" text:style-name="Internet_20_link" text:visited-style-name="Visited_20_Internet_20_Link"><text:span text:style-name="Strong_20_Emphasis"><text:span text:style-name="T6"> </text:span></text:span></text:a><text:span text:style-name="T4">в качестве фона (это позволяет </text:span><text:a xlink:type="simple" xlink:href="https://github.com/material-components/material-components-android/blob/master/docs/theming/Shape.md" text:style-name="Internet_20_link" text:visited-style-name="Visited_20_Internet_20_Link"><text:span text:style-name="T7">формировать</text:span></text:a><text:span text:style-name="T4"> и </text:span><text:a xlink:type="simple" xlink:href="https://github.com/material-components/material-components-android/blob/master/docs/theming/Dark.md#elevation-overlays" text:style-name="Internet_20_link" text:visited-style-name="Visited_20_Internet_20_Link"><text:span text:style-name="T7">накладывать рельеф для темных тем</text:span></text:a><text:span text:style-name="T4"> ).<text:line-break/>Также </text:span><text:span text:style-name="Source_20_Text"><text:span text:style-name="T1">MaterialCardView</text:span></text:span><text:span text:style-name="T4"> поддерживает </text:span><text:a xlink:type="simple" xlink:href="https://github.com/material-components/material-components-android/blob/master/docs/components/Card.md#making-a-card-checkable" text:style-name="Internet_20_link" text:visited-style-name="Visited_20_Internet_20_Link"><text:span text:style-name="T7">проверку</text:span></text:a><text:span text:style-name="T4"> и </text:span><text:a xlink:type="simple" xlink:href="https://github.com/material-components/material-components-android/blob/master/docs/components/Card.md#making-a-card-draggable" text:style-name="Internet_20_link" text:visited-style-name="Visited_20_Internet_20_Link"><text:span text:style-name="T7">перетаскивание</text:span></text:a><text:span text:style-name="T4"> 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13:59:02.640904407</meta:creation-date>
    <dc:date>2021-11-08T14:00:20.070450560</dc:date>
    <meta:editing-duration>PT1M18S</meta:editing-duration>
    <meta:editing-cycles>1</meta:editing-cycles>
    <meta:document-statistic meta:table-count="0" meta:image-count="0" meta:object-count="0" meta:page-count="1" meta:paragraph-count="5" meta:word-count="81" meta:character-count="808" meta:non-whitespace-character-count="735"/>
    <meta:generator>LibreOffice/5.1.6.2$Linux_X86_64 LibreOffice_project/10m0$Build-2</meta:generator>
  </office:meta>
</office:document-meta>
</file>